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00ff00"/>
      <style:text-properties fo:color="#000000"/>
    </style:style>
    <style:style style:name="ce36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808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.2">
            <text:p>20%</text:p>
          </table:table-cell>
          <table:table-cell table:style-name="ce42" office:value-type="string">
            <text:p>emilie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0.3">
            <text:p>30%</text:p>
          </table:table-cell>
          <table:table-cell table:style-name="ce42" office:value-type="string">
            <text:p>Jurgen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44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3" office:value-type="string">
            <text:p>type parametrized parse functions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5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9"/>
          <table:table-cell table:style-name="ce36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6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1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9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Break/continu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Type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mport facility for SVN/CVS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Visualisation tool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6])" office:value-type="float" office:value="312.9">
            <text:p>312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100]-SUMPRODUCT([.D4:.D96];[.E4:.E96])" office:value-type="float" office:value="131.6">
            <text:p>131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08/16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concat</text:p>
          </table:table-cell>
          <table:table-cell table:style-name="ce35" office:value-type="string">
            <text:p>union</text:p>
          </table:table-cell>
          <table:table-cell table:style-name="ce35" office:value-type="string">
            <text:p>join</text:p>
          </table:table-cell>
          <table:table-cell table:style-name="ce35"/>
          <table:table-cell table:style-name="ce35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3"/>
          <table:table-cell table:style-name="ce64"/>
          <table:table-cell table:style-name="ce35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5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5"/>
          <table:table-cell table:style-name="ce33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5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/>
          <table:table-cell table:style-name="ce33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3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5"/>
          <table:table-cell table:style-name="ce33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65" table:number-columns-repeated="4"/>
          <table:table-cell table:style-name="ce33" table:number-columns-repeated="2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65" table:number-columns-repeated="7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5"/>
          <table:table-cell table:style-name="ce33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2"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8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8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3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3"/>
          <table:table-cell table:style-name="ce65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3"/>
          <table:table-cell table:style-name="ce65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09/14/2009</text:date>, <text:time>13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9-14T13:15:53</dc:date>
    <dc:language>en-US</dc:language>
    <meta:editing-cycles>280</meta:editing-cycles>
    <meta:editing-duration>PT329H43M13S</meta:editing-duration>
    <dc:creator>Jurgen Vinju</dc:creator>
    <meta:document-statistic meta:table-count="8" meta:cell-count="1247" meta:object-count="0"/>
    <meta:user-defined meta:name="Info 1"/>
    <meta:user-defined meta:name="Info 2"/>
    <meta:user-defined meta:name="Info 3"/>
    <meta:user-defined meta:name="Info 4"/>
  </office:meta>
</office:document-meta>
</file>